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table table:name="Eta Eff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eff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9551121167" calcext:value-type="float">
            <text:p>0.95511211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.9426124222" calcext:value-type="float">
            <text:p>0.942612422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9613561278" calcext:value-type="float">
            <text:p>0.961356127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.9582207667" calcext:value-type="float">
            <text:p>0.958220766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.9488718556" calcext:value-type="float">
            <text:p>0.94887185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0.9508530722" calcext:value-type="float">
            <text:p>0.950853072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0.9484674444" calcext:value-type="float">
            <text:p>0.94846744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7621" calcext:value-type="float">
            <text:p>0.9576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624483333" calcext:value-type="float">
            <text:p>0.962448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27053167" calcext:value-type="float">
            <text:p>0.9527053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554915" calcext:value-type="float">
            <text:p>0.955549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600568929" calcext:value-type="float">
            <text:p>0.96005689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626569048" calcext:value-type="float">
            <text:p>0.9626569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table:formula="of:=AVERAGE([.B1:.B180])" office:value-type="float" office:value="0.955112116666666" calcext:value-type="float">
            <text:p>0.955112116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744186" calcext:value-type="float">
            <text:p>0.7441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191257" calcext:value-type="float">
            <text:p>0.1912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.170543" calcext:value-type="float">
            <text:p>0.170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925676" calcext:value-type="float">
            <text:p>0.9256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3793" calcext:value-type="float">
            <text:p>0.9137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9153" calcext:value-type="float">
            <text:p>0.94915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10714" calcext:value-type="float">
            <text:p>0.91071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8776" calcext:value-type="float">
            <text:p>0.93877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541" calcext:value-type="float">
            <text:p>0.9754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3504" calcext:value-type="float">
            <text:p>0.9635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46565" calcext:value-type="float">
            <text:p>0.94656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2675" calcext:value-type="float">
            <text:p>0.94267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7105" calcext:value-type="float">
            <text:p>0.96710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7064" calcext:value-type="float">
            <text:p>0.97706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6184" calcext:value-type="float">
            <text:p>0.96618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2607" calcext:value-type="float">
            <text:p>0.95260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4646" calcext:value-type="float">
            <text:p>0.96464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5686" calcext:value-type="float">
            <text:p>0.96568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5222" calcext:value-type="float">
            <text:p>0.98522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55556" calcext:value-type="float">
            <text:p>0.95555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388" calcext:value-type="float">
            <text:p>0.96938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5248" calcext:value-type="float">
            <text:p>0.97524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8586" calcext:value-type="float">
            <text:p>0.96858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1014" calcext:value-type="float">
            <text:p>0.97101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3154" calcext:value-type="float">
            <text:p>0.9731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5611" calcext:value-type="float">
            <text:p>0.98561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3289" calcext:value-type="float">
            <text:p>0.99328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7532" calcext:value-type="float">
            <text:p>0.96753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8354" calcext:value-type="float">
            <text:p>0.96835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4733" calcext:value-type="float">
            <text:p>0.98473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8873" calcext:value-type="float">
            <text:p>0.97887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4029" calcext:value-type="float">
            <text:p>0.96402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3631" calcext:value-type="float">
            <text:p>0.99363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57317" calcext:value-type="float">
            <text:p>0.95731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57143" calcext:value-type="float">
            <text:p>0.857143</text:p>
          </table:table-cell>
          <table:table-cell table:formula="of:=AVERAGE([.B1:.B180])" office:value-type="float" office:value="0.942612422222222" calcext:value-type="float">
            <text:p>0.942612422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0.699454" calcext:value-type="float">
            <text:p>0.699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0897436" calcext:value-type="float">
            <text:p>0.08974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76471" calcext:value-type="float">
            <text:p>0.1764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933333" calcext:value-type="float">
            <text:p>0.9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4894" calcext:value-type="float">
            <text:p>0.9148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7213" calcext:value-type="float">
            <text:p>0.96721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03846" calcext:value-type="float">
            <text:p>0.90384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3846" calcext:value-type="float">
            <text:p>0.95384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6364" calcext:value-type="float">
            <text:p>0.93636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2756" calcext:value-type="float">
            <text:p>0.9527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4964" calcext:value-type="float">
            <text:p>0.9496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0317" calcext:value-type="float">
            <text:p>0.96031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4524" calcext:value-type="float">
            <text:p>0.93452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0159" calcext:value-type="float">
            <text:p>0.98015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6784" calcext:value-type="float">
            <text:p>0.98678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52128" calcext:value-type="float">
            <text:p>0.9521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6981" calcext:value-type="float">
            <text:p>0.96698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54286" calcext:value-type="float">
            <text:p>0.95428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729" calcext:value-type="float">
            <text:p>0.9672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35673" calcext:value-type="float">
            <text:p>0.93567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3731" calcext:value-type="float">
            <text:p>0.96373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28994" calcext:value-type="float">
            <text:p>0.92899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1567" calcext:value-type="float">
            <text:p>0.981567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6887" calcext:value-type="float">
            <text:p>0.96688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93506" calcext:value-type="float">
            <text:p>0.99350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32927" calcext:value-type="float">
            <text:p>0.932927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61783" calcext:value-type="float">
            <text:p>0.96178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092" calcext:value-type="float">
            <text:p>0.9509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47059" calcext:value-type="float">
            <text:p>0.947059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4072" calcext:value-type="float">
            <text:p>0.964072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42308" calcext:value-type="float">
            <text:p>0.94230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2663" calcext:value-type="float">
            <text:p>0.95266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8621" calcext:value-type="float">
            <text:p>0.95862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006" calcext:value-type="float">
            <text:p>0.9700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60894" calcext:value-type="float">
            <text:p>0.96089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1707" calcext:value-type="float">
            <text:p>0.98170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2857" calcext:value-type="float">
            <text:p>0.99285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39759" calcext:value-type="float">
            <text:p>0.93975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80])" office:value-type="float" office:value="0.961356127777778" calcext:value-type="float">
            <text:p>0.961356127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162437" calcext:value-type="float">
            <text:p>0.1624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.193333" calcext:value-type="float">
            <text:p>0.19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.871795" calcext:value-type="float">
            <text:p>0.8717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46154" calcext:value-type="float">
            <text:p>0.84615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27273" calcext:value-type="float">
            <text:p>0.72727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7376" calcext:value-type="float">
            <text:p>0.97737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5984" calcext:value-type="float">
            <text:p>0.99598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861" calcext:value-type="float">
            <text:p>0.968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1373" calcext:value-type="float">
            <text:p>0.96137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2379" calcext:value-type="float">
            <text:p>0.98237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037" calcext:value-type="float">
            <text:p>0.968037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0711" calcext:value-type="float">
            <text:p>0.97071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0443" calcext:value-type="float">
            <text:p>0.97044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2085" calcext:value-type="float">
            <text:p>0.96208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1292" calcext:value-type="float">
            <text:p>0.9712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5392" calcext:value-type="float">
            <text:p>0.99539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2684" calcext:value-type="float">
            <text:p>0.982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0199" calcext:value-type="float">
            <text:p>0.960199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4152" calcext:value-type="float">
            <text:p>0.99415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9744" calcext:value-type="float">
            <text:p>0.98974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8024" calcext:value-type="float">
            <text:p>0.98802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50617" calcext:value-type="float">
            <text:p>0.95061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1165" calcext:value-type="float">
            <text:p>0.96116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5986" calcext:value-type="float">
            <text:p>0.96598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9848" calcext:value-type="float">
            <text:p>0.98984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798" calcext:value-type="float">
            <text:p>0.97979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359" calcext:value-type="float">
            <text:p>0.9935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3958" calcext:value-type="float">
            <text:p>0.97395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631" calcext:value-type="float">
            <text:p>0.99363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22222" calcext:value-type="float">
            <text:p>0.722222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8220766666667" calcext:value-type="float">
            <text:p>0.9582207667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29596" calcext:value-type="float">
            <text:p>0.8295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666667" calcext:value-type="float">
            <text:p>0.0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912281" calcext:value-type="float">
            <text:p>0.912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13043" calcext:value-type="float">
            <text:p>0.9130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14894" calcext:value-type="float">
            <text:p>0.91489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19355" calcext:value-type="float">
            <text:p>0.91935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34211" calcext:value-type="float">
            <text:p>0.93421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48052" calcext:value-type="float">
            <text:p>0.94805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3985" calcext:value-type="float">
            <text:p>0.9398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8304" calcext:value-type="float">
            <text:p>0.9883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3846" calcext:value-type="float">
            <text:p>0.95384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58115" calcext:value-type="float">
            <text:p>0.958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5369" calcext:value-type="float">
            <text:p>0.97536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7679" calcext:value-type="float">
            <text:p>0.97767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9508" calcext:value-type="float">
            <text:p>0.97950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62025" calcext:value-type="float">
            <text:p>0.96202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3781" calcext:value-type="float">
            <text:p>0.95378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1311" calcext:value-type="float">
            <text:p>0.97131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0226" calcext:value-type="float">
            <text:p>0.95022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9163" calcext:value-type="float">
            <text:p>0.96916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51923" calcext:value-type="float">
            <text:p>0.95192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0396" calcext:value-type="float">
            <text:p>0.96039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1043" calcext:value-type="float">
            <text:p>0.98104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2851" calcext:value-type="float">
            <text:p>0.97285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3542" calcext:value-type="float">
            <text:p>0.96354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1515" calcext:value-type="float">
            <text:p>0.95151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253" calcext:value-type="float">
            <text:p>0.99425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848" calcext:value-type="float">
            <text:p>0.98984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6303" calcext:value-type="float">
            <text:p>0.97630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7105" calcext:value-type="float">
            <text:p>0.96710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0443" calcext:value-type="float">
            <text:p>0.97044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3421" calcext:value-type="float">
            <text:p>0.99342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495" calcext:value-type="float">
            <text:p>0.9949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8506" calcext:value-type="float">
            <text:p>0.988506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4152" calcext:value-type="float">
            <text:p>0.99415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4789" calcext:value-type="float">
            <text:p>0.96478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</table:table>
      <table:table table:name="Sheet5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48871855555555" calcext:value-type="float">
            <text:p>0.948871855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03846" calcext:value-type="float">
            <text:p>0.90384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2203" calcext:value-type="float">
            <text:p>0.93220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1569" calcext:value-type="float">
            <text:p>0.921569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01639" calcext:value-type="float">
            <text:p>0.90163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10256" calcext:value-type="float">
            <text:p>0.91025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24242" calcext:value-type="float">
            <text:p>0.92424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46809" calcext:value-type="float">
            <text:p>0.94680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2055" calcext:value-type="float">
            <text:p>0.95205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38889" calcext:value-type="float">
            <text:p>0.93888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4072" calcext:value-type="float">
            <text:p>0.96407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29825" calcext:value-type="float">
            <text:p>0.92982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1749" calcext:value-type="float">
            <text:p>0.96174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3265" calcext:value-type="float">
            <text:p>0.96326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55823" calcext:value-type="float">
            <text:p>0.95582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1754" calcext:value-type="float">
            <text:p>0.95175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38053" calcext:value-type="float">
            <text:p>0.93805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21296" calcext:value-type="float">
            <text:p>0.92129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6245" calcext:value-type="float">
            <text:p>0.96624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1905" calcext:value-type="float">
            <text:p>0.96190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7442" calcext:value-type="float">
            <text:p>0.96744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1327" calcext:value-type="float">
            <text:p>0.9513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36759" calcext:value-type="float">
            <text:p>0.93675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36937" calcext:value-type="float">
            <text:p>0.936937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3964" calcext:value-type="float">
            <text:p>0.96396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6981" calcext:value-type="float">
            <text:p>0.96698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39394" calcext:value-type="float">
            <text:p>0.93939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861" calcext:value-type="float">
            <text:p>0.9686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163" calcext:value-type="float">
            <text:p>0.96916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2567" calcext:value-type="float">
            <text:p>0.96256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45813" calcext:value-type="float">
            <text:p>0.94581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54128" calcext:value-type="float">
            <text:p>0.95412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52128" calcext:value-type="float">
            <text:p>0.95212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9583" calcext:value-type="float">
            <text:p>0.98958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7184" calcext:value-type="float">
            <text:p>0.92718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43299" calcext:value-type="float">
            <text:p>0.94329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2366" calcext:value-type="float">
            <text:p>0.96236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7317" calcext:value-type="float">
            <text:p>0.95731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4286" calcext:value-type="float">
            <text:p>0.95428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53757" calcext:value-type="float">
            <text:p>0.953757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48864" calcext:value-type="float">
            <text:p>0.94886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47977" calcext:value-type="float">
            <text:p>0.94797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858" calcext:value-type="float">
            <text:p>0.9585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5977" calcext:value-type="float">
            <text:p>0.9597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52632" calcext:value-type="float">
            <text:p>0.95263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3958" calcext:value-type="float">
            <text:p>0.97395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1957" calcext:value-type="float">
            <text:p>0.96195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5307" calcext:value-type="float">
            <text:p>0.95530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46237" calcext:value-type="float">
            <text:p>0.946237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5858" calcext:value-type="float">
            <text:p>0.9585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49275" calcext:value-type="float">
            <text:p>0.94927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29032" calcext:value-type="float">
            <text:p>0.929032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58084" calcext:value-type="float">
            <text:p>0.95808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7888" calcext:value-type="float">
            <text:p>0.9378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37853" calcext:value-type="float">
            <text:p>0.9378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38272" calcext:value-type="float">
            <text:p>0.93827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6319" calcext:value-type="float">
            <text:p>0.96319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9136" calcext:value-type="float">
            <text:p>0.96913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47059" calcext:value-type="float">
            <text:p>0.94705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8085" calcext:value-type="float">
            <text:p>0.96808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15254" calcext:value-type="float">
            <text:p>0.91525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7012" calcext:value-type="float">
            <text:p>0.97701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58115" calcext:value-type="float">
            <text:p>0.958115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5122" calcext:value-type="float">
            <text:p>0.99512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51515" calcext:value-type="float">
            <text:p>0.95151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36585" calcext:value-type="float">
            <text:p>0.93658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1807" calcext:value-type="float">
            <text:p>0.9518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55414" calcext:value-type="float">
            <text:p>0.95541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6378" calcext:value-type="float">
            <text:p>0.97637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91667" calcext:value-type="float">
            <text:p>0.79166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0853072222222" calcext:value-type="float">
            <text:p>0.9508530722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0.818841" calcext:value-type="float">
            <text:p>0.818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108108" calcext:value-type="float">
            <text:p>0.108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.0674847" calcext:value-type="float">
            <text:p>0.06748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.768116" calcext:value-type="float">
            <text:p>0.7681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27273" calcext:value-type="float">
            <text:p>0.72727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2857" calcext:value-type="float">
            <text:p>0.89285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308" calcext:value-type="float">
            <text:p>0.94230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39024" calcext:value-type="float">
            <text:p>0.93902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7179" calcext:value-type="float">
            <text:p>0.98717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6897" calcext:value-type="float">
            <text:p>0.95689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1736" calcext:value-type="float">
            <text:p>0.99173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351" calcext:value-type="float">
            <text:p>0.9735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1698" calcext:value-type="float">
            <text:p>0.97169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7064" calcext:value-type="float">
            <text:p>0.97706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5368" calcext:value-type="float">
            <text:p>0.96536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061" calcext:value-type="float">
            <text:p>0.9906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1071" calcext:value-type="float">
            <text:p>0.99107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9391" calcext:value-type="float">
            <text:p>0.95939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35" calcext:value-type="float">
            <text:p>0.9723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2379" calcext:value-type="float">
            <text:p>0.98237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3451" calcext:value-type="float">
            <text:p>0.97345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5122" calcext:value-type="float">
            <text:p>0.99512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093" calcext:value-type="float">
            <text:p>0.97209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9798" calcext:value-type="float">
            <text:p>0.97979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4792" calcext:value-type="float">
            <text:p>0.9947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5124" calcext:value-type="float">
            <text:p>0.975124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69849" calcext:value-type="float">
            <text:p>0.96984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4925" calcext:value-type="float">
            <text:p>0.98492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435" calcext:value-type="float">
            <text:p>0.99435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5516" calcext:value-type="float">
            <text:p>0.99551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49" calcext:value-type="float">
            <text:p>0.9744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9011" calcext:value-type="float">
            <text:p>0.98901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3976" calcext:value-type="float">
            <text:p>0.99397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7674" calcext:value-type="float">
            <text:p>0.94767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3827" calcext:value-type="float">
            <text:p>0.99382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007" calcext:value-type="float">
            <text:p>0.99300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7099" calcext:value-type="float">
            <text:p>0.97709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48467444444445" calcext:value-type="float">
            <text:p>0.948467444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764706" calcext:value-type="float">
            <text:p>0.7647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.0851064" calcext:value-type="float">
            <text:p>0.08510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.641791" calcext:value-type="float">
            <text:p>0.6417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4426" calcext:value-type="float">
            <text:p>0.93442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029" calcext:value-type="float">
            <text:p>0.94202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3303" calcext:value-type="float">
            <text:p>0.96330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7627" calcext:value-type="float">
            <text:p>0.95762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44785" calcext:value-type="float">
            <text:p>0.94478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0265" calcext:value-type="float">
            <text:p>0.96026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1807" calcext:value-type="float">
            <text:p>0.95180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2203" calcext:value-type="float">
            <text:p>0.93220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0226" calcext:value-type="float">
            <text:p>0.95022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3303" calcext:value-type="float">
            <text:p>0.96330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8468" calcext:value-type="float">
            <text:p>0.96846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447" calcext:value-type="float">
            <text:p>0.944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47154" calcext:value-type="float">
            <text:p>0.94715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35961" calcext:value-type="float">
            <text:p>0.93596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46903" calcext:value-type="float">
            <text:p>0.94690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49772" calcext:value-type="float">
            <text:p>0.94977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0909" calcext:value-type="float">
            <text:p>0.99090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45274" calcext:value-type="float">
            <text:p>0.94527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47644" calcext:value-type="float">
            <text:p>0.94764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4874" calcext:value-type="float">
            <text:p>0.97487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2174" calcext:value-type="float">
            <text:p>0.95217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47581" calcext:value-type="float">
            <text:p>0.94758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1963" calcext:value-type="float">
            <text:p>0.97196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43478" calcext:value-type="float">
            <text:p>0.94347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0338" calcext:value-type="float">
            <text:p>0.99033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58974" calcext:value-type="float">
            <text:p>0.95897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26702" calcext:value-type="float">
            <text:p>0.92670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6311" calcext:value-type="float">
            <text:p>0.95631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50276" calcext:value-type="float">
            <text:p>0.95027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0732" calcext:value-type="float">
            <text:p>0.97073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59596" calcext:value-type="float">
            <text:p>0.95959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9325" calcext:value-type="float">
            <text:p>0.96932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5665" calcext:value-type="float">
            <text:p>0.95566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46237" calcext:value-type="float">
            <text:p>0.94623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2527" calcext:value-type="float">
            <text:p>0.97252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3262" calcext:value-type="float">
            <text:p>0.97326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836" calcext:value-type="float">
            <text:p>0.97883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6425" calcext:value-type="float">
            <text:p>0.98642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39759" calcext:value-type="float">
            <text:p>0.939759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47917" calcext:value-type="float">
            <text:p>0.94791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46746" calcext:value-type="float">
            <text:p>0.94674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5128" calcext:value-type="float">
            <text:p>0.955128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59064" calcext:value-type="float">
            <text:p>0.95906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3038" calcext:value-type="float">
            <text:p>0.9430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46309" calcext:value-type="float">
            <text:p>0.94630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57055" calcext:value-type="float">
            <text:p>0.95705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62162" calcext:value-type="float">
            <text:p>0.96216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5092" calcext:value-type="float">
            <text:p>0.9509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0132" calcext:value-type="float">
            <text:p>0.98013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741" calcext:value-type="float">
            <text:p>0.99074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14815" calcext:value-type="float">
            <text:p>0.81481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48649" calcext:value-type="float">
            <text:p>0.648649</text:p>
          </table:table-cell>
          <table:table-cell table:number-columns-repeated="6"/>
        </table:table-row>
      </table:table>
      <table:table table:name="Sheet8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80])" office:value-type="float" office:value="0.957621" calcext:value-type="float">
            <text:p>0.957621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0.840659" calcext:value-type="float">
            <text:p>0.8406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.333333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13587" calcext:value-type="float">
            <text:p>0.135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.113208" calcext:value-type="float">
            <text:p>0.1132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.944099" calcext:value-type="float">
            <text:p>0.9440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18182" calcext:value-type="float">
            <text:p>0.81818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6667" calcext:value-type="float">
            <text:p>0.86666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479" calcext:value-type="float">
            <text:p>0.9747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8304" calcext:value-type="float">
            <text:p>0.98830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5849" calcext:value-type="float">
            <text:p>0.98584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9821" calcext:value-type="float">
            <text:p>0.95982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1735" calcext:value-type="float">
            <text:p>0.98173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1831" calcext:value-type="float">
            <text:p>0.97183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7876" calcext:value-type="float">
            <text:p>0.97787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6077" calcext:value-type="float">
            <text:p>0.97607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2025" calcext:value-type="float">
            <text:p>0.9620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5369" calcext:value-type="float">
            <text:p>0.97536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0676" calcext:value-type="float">
            <text:p>0.98067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6636" calcext:value-type="float">
            <text:p>0.97663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8586" calcext:value-type="float">
            <text:p>0.96858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48837" calcext:value-type="float">
            <text:p>0.94883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4874" calcext:value-type="float">
            <text:p>0.974874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995" calcext:value-type="float">
            <text:p>0.9899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9695" calcext:value-type="float">
            <text:p>0.979695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005" calcext:value-type="float">
            <text:p>0.9900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43503" calcext:value-type="float">
            <text:p>0.94350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1043" calcext:value-type="float">
            <text:p>0.981043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5854" calcext:value-type="float">
            <text:p>0.96585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8836" calcext:value-type="float">
            <text:p>0.978836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1014" calcext:value-type="float">
            <text:p>0.97101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67568" calcext:value-type="float">
            <text:p>0.967568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61111" calcext:value-type="float">
            <text:p>0.96111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3197" calcext:value-type="float">
            <text:p>0.993197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58824" calcext:value-type="float">
            <text:p>0.95882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076" calcext:value-type="float">
            <text:p>0.97076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9583" calcext:value-type="float">
            <text:p>0.98958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4318" calcext:value-type="float">
            <text:p>0.99431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94924" calcext:value-type="float">
            <text:p>0.9949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7568" calcext:value-type="float">
            <text:p>0.96756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4253" calcext:value-type="float">
            <text:p>0.994253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1111" calcext:value-type="float">
            <text:p>0.96111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4576" calcext:value-type="float">
            <text:p>0.97457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4962" calcext:value-type="float">
            <text:p>0.98496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45205" calcext:value-type="float">
            <text:p>0.94520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07692" calcext:value-type="float">
            <text:p>0.807692</text:p>
          </table:table-cell>
          <table:table-cell table:number-columns-repeated="6"/>
        </table:table-row>
      </table:table>
      <table:table table:name="Sheet9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62448333333333" calcext:value-type="float">
            <text:p>0.9624483333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36538" calcext:value-type="float">
            <text:p>0.836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152439" calcext:value-type="float">
            <text:p>0.1524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0846561" calcext:value-type="float">
            <text:p>0.08465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782123" calcext:value-type="float">
            <text:p>0.7821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23529" calcext:value-type="float">
            <text:p>0.82352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5" calcext:value-type="float">
            <text:p>0.92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21569" calcext:value-type="float">
            <text:p>0.92156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68504" calcext:value-type="float">
            <text:p>0.96850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47761" calcext:value-type="float">
            <text:p>0.94776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67532" calcext:value-type="float">
            <text:p>0.967532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31035" calcext:value-type="float">
            <text:p>0.93103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2979" calcext:value-type="float">
            <text:p>0.98297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833" calcext:value-type="float">
            <text:p>0.97083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7593" calcext:value-type="float">
            <text:p>0.96759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5104" calcext:value-type="float">
            <text:p>0.97510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4249" calcext:value-type="float">
            <text:p>0.97424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374" calcext:value-type="float">
            <text:p>0.9837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549" calcext:value-type="float">
            <text:p>0.9754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6364" calcext:value-type="float">
            <text:p>0.98636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4468" calcext:value-type="float">
            <text:p>0.97446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6726" calcext:value-type="float">
            <text:p>0.98672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0583" calcext:value-type="float">
            <text:p>0.98058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1165" calcext:value-type="float">
            <text:p>0.96116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8627" calcext:value-type="float">
            <text:p>0.96862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51111" calcext:value-type="float">
            <text:p>0.95111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6184" calcext:value-type="float">
            <text:p>0.96618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1395" calcext:value-type="float">
            <text:p>0.98139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5962" calcext:value-type="float">
            <text:p>0.97596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69072" calcext:value-type="float">
            <text:p>0.969072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65854" calcext:value-type="float">
            <text:p>0.96585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9189" calcext:value-type="float">
            <text:p>0.98918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1111" calcext:value-type="float">
            <text:p>0.961111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6175" calcext:value-type="float">
            <text:p>0.98617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4924" calcext:value-type="float">
            <text:p>0.994924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65986" calcext:value-type="float">
            <text:p>0.96598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9325" calcext:value-type="float">
            <text:p>0.96932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4824" calcext:value-type="float">
            <text:p>0.96482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7097" calcext:value-type="float">
            <text:p>0.98709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0099" calcext:value-type="float">
            <text:p>0.9800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076" calcext:value-type="float">
            <text:p>0.9707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3548" calcext:value-type="float">
            <text:p>0.99354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012" calcext:value-type="float">
            <text:p>0.99401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1013" calcext:value-type="float">
            <text:p>0.981013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9866" calcext:value-type="float">
            <text:p>0.97986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</table:table>
      <table:table table:name="Sheet10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6667" calcext:value-type="float">
            <text:p>0.666667</text:p>
          </table:table-cell>
          <table:table-cell table:formula="of:=AVERAGE([.B1:.B180])" office:value-type="float" office:value="0.952705316666667" calcext:value-type="float">
            <text:p>0.952705316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.894737" calcext:value-type="float">
            <text:p>0.8947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64407" calcext:value-type="float">
            <text:p>0.86440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1035" calcext:value-type="float">
            <text:p>0.93103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2029" calcext:value-type="float">
            <text:p>0.94202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4138" calcext:value-type="float">
            <text:p>0.97413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9016" calcext:value-type="float">
            <text:p>0.95901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1832" calcext:value-type="float">
            <text:p>0.96183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2481" calcext:value-type="float">
            <text:p>0.99248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3801" calcext:value-type="float">
            <text:p>0.96380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5854" calcext:value-type="float">
            <text:p>0.96585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56938" calcext:value-type="float">
            <text:p>0.95693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5845" calcext:value-type="float">
            <text:p>0.97584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4338" calcext:value-type="float">
            <text:p>0.954338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3052" calcext:value-type="float">
            <text:p>0.95305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80296" calcext:value-type="float">
            <text:p>0.98029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45274" calcext:value-type="float">
            <text:p>0.94527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6175" calcext:value-type="float">
            <text:p>0.98617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6077" calcext:value-type="float">
            <text:p>0.976077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35" calcext:value-type="float">
            <text:p>0.93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3801" calcext:value-type="float">
            <text:p>0.96380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38144" calcext:value-type="float">
            <text:p>0.93814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0976" calcext:value-type="float">
            <text:p>0.96097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4709" calcext:value-type="float">
            <text:p>0.9470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66887" calcext:value-type="float">
            <text:p>0.9668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5507" calcext:value-type="float">
            <text:p>0.98550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124" calcext:value-type="float">
            <text:p>0.9612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7055" calcext:value-type="float">
            <text:p>0.95705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0704" calcext:value-type="float">
            <text:p>0.95070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37853" calcext:value-type="float">
            <text:p>0.93785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0894" calcext:value-type="float">
            <text:p>0.960894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1013" calcext:value-type="float">
            <text:p>0.98101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8824" calcext:value-type="float">
            <text:p>0.95882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56044" calcext:value-type="float">
            <text:p>0.95604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351" calcext:value-type="float">
            <text:p>0.9735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6216" calcext:value-type="float">
            <text:p>0.96621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0276" calcext:value-type="float">
            <text:p>0.95027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55975" calcext:value-type="float">
            <text:p>0.95597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49367" calcext:value-type="float">
            <text:p>0.94936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4382" calcext:value-type="float">
            <text:p>0.99438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3151" calcext:value-type="float">
            <text:p>0.99315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5625" calcext:value-type="float">
            <text:p>0.9562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3671" calcext:value-type="float">
            <text:p>0.99367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1707" calcext:value-type="float">
            <text:p>0.981707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3548" calcext:value-type="float">
            <text:p>0.99354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6319" calcext:value-type="float">
            <text:p>0.9631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1013" calcext:value-type="float">
            <text:p>0.98101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2857" calcext:value-type="float">
            <text:p>0.99285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374" calcext:value-type="float">
            <text:p>0.9837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47826" calcext:value-type="float">
            <text:p>0.74782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7949" calcext:value-type="float">
            <text:p>0.717949</text:p>
          </table:table-cell>
          <table:table-cell table:number-columns-repeated="6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5554915" calcext:value-type="float">
            <text:p>0.9555491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0.795238" calcext:value-type="float">
            <text:p>0.795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.0903614" calcext:value-type="float">
            <text:p>0.09036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.872611" calcext:value-type="float">
            <text:p>0.8726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46154" calcext:value-type="float">
            <text:p>0.84615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7273" calcext:value-type="float">
            <text:p>0.92727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48718" calcext:value-type="float">
            <text:p>0.94871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2593" calcext:value-type="float">
            <text:p>0.99259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5975" calcext:value-type="float">
            <text:p>0.95597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9866" calcext:value-type="float">
            <text:p>0.97986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4082" calcext:value-type="float">
            <text:p>0.954082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6526" calcext:value-type="float">
            <text:p>0.97652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5962" calcext:value-type="float">
            <text:p>0.97596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4925" calcext:value-type="float">
            <text:p>0.98492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0676" calcext:value-type="float">
            <text:p>0.98067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4602" calcext:value-type="float">
            <text:p>0.96460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0244" calcext:value-type="float">
            <text:p>0.990244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4681" calcext:value-type="float">
            <text:p>0.99468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5366" calcext:value-type="float">
            <text:p>0.98536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8903" calcext:value-type="float">
            <text:p>0.978903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0099" calcext:value-type="float">
            <text:p>0.98009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54751" calcext:value-type="float">
            <text:p>0.95475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6175" calcext:value-type="float">
            <text:p>0.98617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5577" calcext:value-type="float">
            <text:p>0.98557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2791" calcext:value-type="float">
            <text:p>0.96279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4497" calcext:value-type="float">
            <text:p>0.964497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154" calcext:value-type="float">
            <text:p>0.97315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56757" calcext:value-type="float">
            <text:p>0.95675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3415" calcext:value-type="float">
            <text:p>0.96341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913" calcext:value-type="float">
            <text:p>0.9891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63855" calcext:value-type="float">
            <text:p>0.96385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4737" calcext:value-type="float">
            <text:p>0.99473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913" calcext:value-type="float">
            <text:p>0.9891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99" calcext:value-type="float">
            <text:p>0.9799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0521" calcext:value-type="float">
            <text:p>0.99052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3976" calcext:value-type="float">
            <text:p>0.99397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50549" calcext:value-type="float">
            <text:p>0.9505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9021" calcext:value-type="float">
            <text:p>0.97902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2958" calcext:value-type="float">
            <text:p>0.99295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61905" calcext:value-type="float">
            <text:p>0.761905</text:p>
          </table:table-cell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6667" calcext:value-type="float">
            <text:p>0.666667</text:p>
          </table:table-cell>
          <table:table-cell table:formula="of:=AVERAGE([.B1:.B168])" office:value-type="float" office:value="0.960056892857143" calcext:value-type="float">
            <text:p>0.9600568929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81517" calcext:value-type="float">
            <text:p>0.881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174699" calcext:value-type="float">
            <text:p>0.174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65605" calcext:value-type="float">
            <text:p>0.1656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772947" calcext:value-type="float">
            <text:p>0.7729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0.948387" calcext:value-type="float">
            <text:p>0.948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184615" calcext:value-type="float">
            <text:p>0.1846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571" calcext:value-type="float">
            <text:p>0.928571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69231" calcext:value-type="float">
            <text:p>0.76923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0298" calcext:value-type="float">
            <text:p>0.94029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5882" calcext:value-type="float">
            <text:p>0.95588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5366" calcext:value-type="float">
            <text:p>0.985366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0991" calcext:value-type="float">
            <text:p>0.99099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6239" calcext:value-type="float">
            <text:p>0.98623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5065" calcext:value-type="float">
            <text:p>0.96506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7213" calcext:value-type="float">
            <text:p>0.96721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235" calcext:value-type="float">
            <text:p>0.9723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0566" calcext:value-type="float">
            <text:p>0.99056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5652" calcext:value-type="float">
            <text:p>0.99565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69543" calcext:value-type="float">
            <text:p>0.96954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6364" calcext:value-type="float">
            <text:p>0.98636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7069" calcext:value-type="float">
            <text:p>0.98706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1266" calcext:value-type="float">
            <text:p>0.99126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4082" calcext:value-type="float">
            <text:p>0.954082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6852" calcext:value-type="float">
            <text:p>0.97685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7376" calcext:value-type="float">
            <text:p>0.97737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3542" calcext:value-type="float">
            <text:p>0.963542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695" calcext:value-type="float">
            <text:p>0.97969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4536" calcext:value-type="float">
            <text:p>0.994536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5049" calcext:value-type="float">
            <text:p>0.99504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3158" calcext:value-type="float">
            <text:p>0.96315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94595" calcext:value-type="float">
            <text:p>0.99459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0698" calcext:value-type="float">
            <text:p>0.99069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4103" calcext:value-type="float">
            <text:p>0.96410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4475" calcext:value-type="float">
            <text:p>0.99447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5248" calcext:value-type="float">
            <text:p>0.97524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94536" calcext:value-type="float">
            <text:p>0.99453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8506" calcext:value-type="float">
            <text:p>0.98850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861" calcext:value-type="float">
            <text:p>0.9786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95" calcext:value-type="float">
            <text:p>0.9949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9058" calcext:value-type="float">
            <text:p>0.97905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4318" calcext:value-type="float">
            <text:p>0.99431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6842" calcext:value-type="float">
            <text:p>0.98684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94318" calcext:value-type="float">
            <text:p>0.994318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94924" calcext:value-type="float">
            <text:p>0.9949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68])" office:value-type="float" office:value="0.962656904761905" calcext:value-type="float">
            <text:p>0.962656904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77778" calcext:value-type="float">
            <text:p>0.77777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0.927632" calcext:value-type="float">
            <text:p>0.9276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3077" calcext:value-type="float">
            <text:p>0.923077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16875" calcext:value-type="float">
            <text:p>0.16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44444" calcext:value-type="float">
            <text:p>0.944444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46341" calcext:value-type="float">
            <text:p>0.1463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780105" calcext:value-type="float">
            <text:p>0.7801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12281" calcext:value-type="float">
            <text:p>0.91228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14286" calcext:value-type="float">
            <text:p>0.91428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3125" calcext:value-type="float">
            <text:p>0.95312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39394" calcext:value-type="float">
            <text:p>0.93939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0909" calcext:value-type="float">
            <text:p>0.99090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7143" calcext:value-type="float">
            <text:p>0.95714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2756" calcext:value-type="float">
            <text:p>0.9527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7612" calcext:value-type="float">
            <text:p>0.9776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6959" calcext:value-type="float">
            <text:p>0.97695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69" calcext:value-type="float">
            <text:p>0.986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7547" calcext:value-type="float">
            <text:p>0.95754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7552" calcext:value-type="float">
            <text:p>0.98755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3193" calcext:value-type="float">
            <text:p>0.98319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1489" calcext:value-type="float">
            <text:p>0.99148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9828" calcext:value-type="float">
            <text:p>0.96982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0521" calcext:value-type="float">
            <text:p>0.99052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5882" calcext:value-type="float">
            <text:p>0.95588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876" calcext:value-type="float">
            <text:p>0.97787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99" calcext:value-type="float">
            <text:p>0.979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0732" calcext:value-type="float">
            <text:p>0.97073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5349" calcext:value-type="float">
            <text:p>0.99534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2222" calcext:value-type="float">
            <text:p>0.98222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1193" calcext:value-type="float">
            <text:p>0.97119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4975" calcext:value-type="float">
            <text:p>0.99497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4646" calcext:value-type="float">
            <text:p>0.96464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6239" calcext:value-type="float">
            <text:p>0.98623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2527" calcext:value-type="float">
            <text:p>0.97252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58824" calcext:value-type="float">
            <text:p>0.95882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4694" calcext:value-type="float">
            <text:p>0.98469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9058" calcext:value-type="float">
            <text:p>0.97905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0676" calcext:value-type="float">
            <text:p>0.9806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3696" calcext:value-type="float">
            <text:p>0.983696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9189" calcext:value-type="float">
            <text:p>0.98918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3262" calcext:value-type="float">
            <text:p>0.97326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69136" calcext:value-type="float">
            <text:p>0.96913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57219" calcext:value-type="float">
            <text:p>0.95721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695" calcext:value-type="float">
            <text:p>0.97969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4186" calcext:value-type="float">
            <text:p>0.99418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4012" calcext:value-type="float">
            <text:p>0.99401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681" calcext:value-type="float">
            <text:p>0.99468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2301" calcext:value-type="float">
            <text:p>0.98230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7:33:39.016690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Kirby</meta:initial-creator>
    <meta:creation-date>2017-06-20T20:20:39.054824009</meta:creation-date>
    <dc:date>2017-06-21T22:02:45.051901587</dc:date>
    <meta:editing-duration>PT3H26M11S</meta:editing-duration>
    <meta:editing-cycles>18</meta:editing-cycles>
    <meta:generator>LibreOffice/5.1.6.2$Linux_X86_64 LibreOffice_project/10m0$Build-2</meta:generator>
    <meta:document-statistic meta:table-count="14" meta:cell-count="5049" meta:object-count="0"/>
  </office:meta>
</office:document-meta>
</file>